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1b042" officeooo:paragraph-rsid="0001b042"/>
    </style:style>
    <style:style style:name="P2" style:family="paragraph" style:parent-style-name="Standard">
      <style:text-properties fo:language="de" fo:country="DE" officeooo:rsid="00021433" officeooo:paragraph-rsid="00021433"/>
    </style:style>
    <style:style style:name="P3" style:family="paragraph" style:parent-style-name="Standard">
      <style:text-properties fo:language="de" fo:country="DE" officeooo:rsid="00040244" officeooo:paragraph-rsid="00040244"/>
    </style:style>
    <style:style style:name="P4" style:family="paragraph" style:parent-style-name="Heading_20_3">
      <style:text-properties fo:language="de" fo:country="DE"/>
    </style:style>
    <style:style style:name="P5" style:family="paragraph" style:parent-style-name="Heading_20_2">
      <style:text-properties fo:language="de" fo:country="DE"/>
    </style:style>
    <style:style style:name="T1" style:family="text">
      <style:text-properties officeooo:rsid="0001b0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5" text:outline-level="2">Wissensfragen <text:span text:style-name="T1">Thema 4</text:span></text:h>
      <text:h text:style-name="P4" text:outline-level="3">1) Was ist ein Template in C++?</text:h>
      <text:p text:style-name="P2">Eine Vorlage um Code zu sparen für Klassen oder Funktionen</text:p>
      <text:h text:style-name="P4" text:outline-level="3">2) Wozu dienen Templates in C++?</text:h>
      <text:p text:style-name="P2">Der selbe Programmablauf ist mit Templates für verschiedene Datentypen möglich. Ein selbstgewählter Platzhaltername wird im echten Programmablauf durch einen tatsächlichen Datentyp ersetzt.</text:p>
      <text:h text:style-name="P4" text:outline-level="3">3) Können mit Hilfe eines Templates auch, ähnlich wie bei der Ausnahmefallbehandlung, Ausnahmen empfangen werden?</text:h>
      <text:p text:style-name="P3">Ja. Es kann beispielsweise eine Klasse/ Funktion für einen bestimmten Eingabewert (bei mehreren eine bestimmt Kombination) ein anderer Ablauf definiert werden.</text:p>
      <text:h text:style-name="P4" text:outline-level="3">4) template&lt;typename jujo&gt; steht für was?</text:h>
      <text:p text:style-name="P1">Innerhalb des Templates wird jujo als Platzhalter für den Datentyp verwendet</text:p>
      <text:h text:style-name="P4" text:outline-level="3">5) Kann es Klassentemplates geben?</text:h>
      <text:p text:style-name="P1">Ja</text:p>
      <text:h text:style-name="P4" text:outline-level="3">6) Kann es Funktionstemplates geben?</text:h>
      <text:p text:style-name="P1">J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19T12:48:52.365000000</dc:date>
    <meta:editing-duration>PT11M17S</meta:editing-duration>
    <meta:editing-cycles>2</meta:editing-cycles>
    <meta:document-statistic meta:table-count="0" meta:image-count="0" meta:object-count="0" meta:page-count="1" meta:paragraph-count="13" meta:word-count="113" meta:character-count="794" meta:non-whitespace-character-count="694"/>
  </office:meta>
</office:document-meta>
</file>